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591in"/>
    </style:style>
    <style:style style:name="co4" style:family="table-column">
      <style:table-column-properties fo:break-before="auto" style:column-width="1.7382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1.7228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1.644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row table:style-name="ro1">
          <table:table-cell table:style-name="ce1"/>
          <table:table-cell office:value-type="string" calcext:value-type="string">
            <text:p>NA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8.0527" calcext:value-type="float">
            <text:p>128.05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Devianc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string" calcext:value-type="string">
            <text:p>LRT</text:p>
          </table:table-cell>
          <table:table-cell table:style-name="ce2" office:value-type="string" calcext:value-type="string">
            <text:p>Pr(&gt;Chi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float" office:value="69.02508" calcext:value-type="float">
            <text:p>69.02508</text:p>
          </table:table-cell>
          <table:table-cell office:value-type="float" office:value="143.0251" calcext:value-type="float">
            <text:p>143.0251</text:p>
          </table:table-cell>
          <table:table-cell office:value-type="float" office:value="16.97241" calcext:value-type="float">
            <text:p>16.97241</text:p>
          </table:table-cell>
          <table:table-cell office:value-type="float" office:value="0.00003792702" calcext:value-type="float">
            <text:p>0.000037927</text:p>
          </table:table-cell>
        </table:table-row>
        <table:table-row table:style-name="ro1">
          <table:table-cell office:value-type="string" calcext:value-type="string">
            <text:p>UtilitiesforPlayers</text:p>
          </table:table-cell>
          <table:table-cell office:value-type="float" office:value="1" calcext:value-type="float">
            <text:p>1</text:p>
          </table:table-cell>
          <table:table-cell office:value-type="float" office:value="68.28002" calcext:value-type="float">
            <text:p>68.28002</text:p>
          </table:table-cell>
          <table:table-cell office:value-type="float" office:value="142.28" calcext:value-type="float">
            <text:p>142.28</text:p>
          </table:table-cell>
          <table:table-cell office:value-type="float" office:value="16.22735" calcext:value-type="float">
            <text:p>16.22735</text:p>
          </table:table-cell>
          <table:table-cell office:value-type="float" office:value="0.00005617735" calcext:value-type="float">
            <text:p>5.617735E-005</text:p>
          </table:table-cell>
        </table:table-row>
        <table:table-row table:style-name="ro1">
          <table:table-cell office:value-type="string" calcext:value-type="string">
            <text:p>Savedgames</text:p>
          </table:table-cell>
          <table:table-cell office:value-type="float" office:value="1" calcext:value-type="float">
            <text:p>1</text:p>
          </table:table-cell>
          <table:table-cell office:value-type="float" office:value="64.98651" calcext:value-type="float">
            <text:p>64.98651</text:p>
          </table:table-cell>
          <table:table-cell office:value-type="float" office:value="138.9865" calcext:value-type="float">
            <text:p>138.9865</text:p>
          </table:table-cell>
          <table:table-cell office:value-type="float" office:value="12.93384" calcext:value-type="float">
            <text:p>12.93384</text:p>
          </table:table-cell>
          <table:table-cell office:value-type="float" office:value="0.0003226957" calcext:value-type="float">
            <text:p>0.0003226957</text:p>
          </table:table-cell>
        </table:table-row>
        <table:table-row table:style-name="ro1">
          <table:table-cell office:value-type="string" calcext:value-type="string">
            <text:p>GameplayEffectsChanges</text:p>
          </table:table-cell>
          <table:table-cell office:value-type="float" office:value="1" calcext:value-type="float">
            <text:p>1</text:p>
          </table:table-cell>
          <table:table-cell office:value-type="float" office:value="61.18177" calcext:value-type="float">
            <text:p>61.18177</text:p>
          </table:table-cell>
          <table:table-cell office:value-type="float" office:value="135.1818" calcext:value-type="float">
            <text:p>135.1818</text:p>
          </table:table-cell>
          <table:table-cell office:value-type="float" office:value="9.1291" calcext:value-type="float">
            <text:p>9.1291</text:p>
          </table:table-cell>
          <table:table-cell office:value-type="float" office:value="0.002515754" calcext:value-type="float">
            <text:p>0.002515754</text:p>
          </table:table-cell>
        </table:table-row>
        <table:table-row table:style-name="ro1">
          <table:table-cell office:value-type="string" calcext:value-type="string">
            <text:p>Bodymodels</text:p>
          </table:table-cell>
          <table:table-cell office:value-type="float" office:value="1" calcext:value-type="float">
            <text:p>1</text:p>
          </table:table-cell>
          <table:table-cell office:value-type="float" office:value="59.1615" calcext:value-type="float">
            <text:p>59.1615</text:p>
          </table:table-cell>
          <table:table-cell office:value-type="float" office:value="133.1615" calcext:value-type="float">
            <text:p>133.1615</text:p>
          </table:table-cell>
          <table:table-cell office:value-type="float" office:value="7.108824" calcext:value-type="float">
            <text:p>7.108824</text:p>
          </table:table-cell>
          <table:table-cell office:value-type="float" office:value="0.00767054" calcext:value-type="float">
            <text:p>0.0076705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57.72661" calcext:value-type="float">
            <text:p>57.72661</text:p>
          </table:table-cell>
          <table:table-cell office:value-type="float" office:value="131.7266" calcext:value-type="float">
            <text:p>131.7266</text:p>
          </table:table-cell>
          <table:table-cell office:value-type="float" office:value="5.673939" calcext:value-type="float">
            <text:p>5.673939</text:p>
          </table:table-cell>
          <table:table-cell office:value-type="float" office:value="0.01721875" calcext:value-type="float">
            <text:p>0.01721875</text:p>
          </table:table-cell>
        </table:table-row>
        <table:table-row table:style-name="ro1">
          <table:table-cell office:value-type="string" calcext:value-type="string">
            <text:p>UserInterface</text:p>
          </table:table-cell>
          <table:table-cell office:value-type="float" office:value="1" calcext:value-type="float">
            <text:p>1</text:p>
          </table:table-cell>
          <table:table-cell office:value-type="float" office:value="57.14686" calcext:value-type="float">
            <text:p>57.14686</text:p>
          </table:table-cell>
          <table:table-cell office:value-type="float" office:value="131.1469" calcext:value-type="float">
            <text:p>131.1469</text:p>
          </table:table-cell>
          <table:table-cell office:value-type="float" office:value="5.094185" calcext:value-type="float">
            <text:p>5.094185</text:p>
          </table:table-cell>
          <table:table-cell office:value-type="float" office:value="0.02400619" calcext:value-type="float">
            <text:p>0.024006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56.67069" calcext:value-type="float">
            <text:p>56.67069</text:p>
          </table:table-cell>
          <table:table-cell office:value-type="float" office:value="130.6707" calcext:value-type="float">
            <text:p>130.6707</text:p>
          </table:table-cell>
          <table:table-cell office:value-type="float" office:value="4.618015" calcext:value-type="float">
            <text:p>4.618015</text:p>
          </table:table-cell>
          <table:table-cell office:value-type="float" office:value="0.03163782" calcext:value-type="float">
            <text:p>0.03163782</text:p>
          </table:table-cell>
        </table:table-row>
        <table:table-row table:style-name="ro1">
          <table:table-cell office:value-type="string" calcext:value-type="string">
            <text:p>Non_PlayableResource</text:p>
          </table:table-cell>
          <table:table-cell office:value-type="float" office:value="1" calcext:value-type="float">
            <text:p>1</text:p>
          </table:table-cell>
          <table:table-cell office:value-type="float" office:value="56.5498" calcext:value-type="float">
            <text:p>56.5498</text:p>
          </table:table-cell>
          <table:table-cell office:value-type="float" office:value="130.5498" calcext:value-type="float">
            <text:p>130.5498</text:p>
          </table:table-cell>
          <table:table-cell office:value-type="float" office:value="4.497129" calcext:value-type="float">
            <text:p>4.497129</text:p>
          </table:table-cell>
          <table:table-cell office:value-type="float" office:value="0.03395182" calcext:value-type="float">
            <text:p>0.03395182</text:p>
          </table:table-cell>
        </table:table-row>
        <table:table-row table:style-name="ro1">
          <table:table-cell office:value-type="string" calcext:value-type="string">
            <text:p>Facemodels</text:p>
          </table:table-cell>
          <table:table-cell office:value-type="float" office:value="1" calcext:value-type="float">
            <text:p>1</text:p>
          </table:table-cell>
          <table:table-cell office:value-type="float" office:value="55.39092" calcext:value-type="float">
            <text:p>55.39092</text:p>
          </table:table-cell>
          <table:table-cell office:value-type="float" office:value="129.3909" calcext:value-type="float">
            <text:p>129.3909</text:p>
          </table:table-cell>
          <table:table-cell office:value-type="float" office:value="3.338248" calcext:value-type="float">
            <text:p>3.338248</text:p>
          </table:table-cell>
          <table:table-cell office:value-type="float" office:value="0.06768664" calcext:value-type="float">
            <text:p>0.06768664</text:p>
          </table:table-cell>
        </table:table-row>
        <table:table-row table:style-name="ro1">
          <table:table-cell office:value-type="string" calcext:value-type="string">
            <text:p>Newmodels</text:p>
          </table:table-cell>
          <table:table-cell office:value-type="float" office:value="1" calcext:value-type="float">
            <text:p>1</text:p>
          </table:table-cell>
          <table:table-cell office:value-type="float" office:value="54.6596" calcext:value-type="float">
            <text:p>54.6596</text:p>
          </table:table-cell>
          <table:table-cell office:value-type="float" office:value="128.6596" calcext:value-type="float">
            <text:p>128.6596</text:p>
          </table:table-cell>
          <table:table-cell office:value-type="float" office:value="2.606927" calcext:value-type="float">
            <text:p>2.606927</text:p>
          </table:table-cell>
          <table:table-cell office:value-type="float" office:value="0.1063977" calcext:value-type="float">
            <text:p>0.1063977</text:p>
          </table:table-cell>
        </table:table-row>
        <table:table-row table:style-name="ro1">
          <table:table-cell office:value-type="string" calcext:value-type="string">
            <text:p>Official</text:p>
          </table:table-cell>
          <table:table-cell office:value-type="float" office:value="1" calcext:value-type="float">
            <text:p>1</text:p>
          </table:table-cell>
          <table:table-cell office:value-type="float" office:value="54.20714" calcext:value-type="float">
            <text:p>54.20714</text:p>
          </table:table-cell>
          <table:table-cell office:value-type="float" office:value="128.2071" calcext:value-type="float">
            <text:p>128.2071</text:p>
          </table:table-cell>
          <table:table-cell office:value-type="float" office:value="2.15447" calcext:value-type="float">
            <text:p>2.15447</text:p>
          </table:table-cell>
          <table:table-cell office:value-type="float" office:value="0.1421555" calcext:value-type="float">
            <text:p>0.1421555</text:p>
          </table:table-cell>
        </table:table-row>
        <table:table-row table:style-name="ro1">
          <table:table-cell office:value-type="string" calcext:value-type="string">
            <text:p>Newtextures</text:p>
          </table:table-cell>
          <table:table-cell office:value-type="float" office:value="1" calcext:value-type="float">
            <text:p>1</text:p>
          </table:table-cell>
          <table:table-cell office:value-type="float" office:value="52.76328" calcext:value-type="float">
            <text:p>52.76328</text:p>
          </table:table-cell>
          <table:table-cell office:value-type="float" office:value="126.7633" calcext:value-type="float">
            <text:p>126.7633</text:p>
          </table:table-cell>
          <table:table-cell office:value-type="float" office:value="0.7106099" calcext:value-type="float">
            <text:p>0.7106099</text:p>
          </table:table-cell>
          <table:table-cell office:value-type="float" office:value="0.3992414" calcext:value-type="float">
            <text:p>0.3992414</text:p>
          </table:table-cell>
        </table:table-row>
        <table:table-row table:style-name="ro1">
          <table:table-cell office:value-type="string" calcext:value-type="string">
            <text:p>TutorialsforPlayers</text:p>
          </table:table-cell>
          <table:table-cell office:value-type="float" office:value="1" calcext:value-type="float">
            <text:p>1</text:p>
          </table:table-cell>
          <table:table-cell office:value-type="float" office:value="52.62249" calcext:value-type="float">
            <text:p>52.62249</text:p>
          </table:table-cell>
          <table:table-cell office:value-type="float" office:value="126.6225" calcext:value-type="float">
            <text:p>126.6225</text:p>
          </table:table-cell>
          <table:table-cell office:value-type="float" office:value="0.569812" calcext:value-type="float">
            <text:p>0.569812</text:p>
          </table:table-cell>
          <table:table-cell office:value-type="float" office:value="0.4503336" calcext:value-type="float">
            <text:p>0.4503336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float" office:value="1" calcext:value-type="float">
            <text:p>1</text:p>
          </table:table-cell>
          <table:table-cell office:value-type="float" office:value="52.46393" calcext:value-type="float">
            <text:p>52.46393</text:p>
          </table:table-cell>
          <table:table-cell office:value-type="float" office:value="126.4639" calcext:value-type="float">
            <text:p>126.4639</text:p>
          </table:table-cell>
          <table:table-cell office:value-type="float" office:value="0.4112597" calcext:value-type="float">
            <text:p>0.4112597</text:p>
          </table:table-cell>
          <table:table-cell office:value-type="float" office:value="0.5213308" calcext:value-type="float">
            <text:p>0.5213308</text:p>
          </table:table-cell>
        </table:table-row>
        <table:table-row table:style-name="ro1">
          <table:table-cell office:value-type="string" calcext:value-type="string">
            <text:p>UtilitiesforModders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5097373" calcext:value-type="float">
            <text:p>0.000000051</text:p>
          </table:table-cell>
          <table:table-cell office:value-type="float" office:value="0.9998199" calcext:value-type="float">
            <text:p>0.9998199</text:p>
          </table:table-cell>
        </table:table-row>
        <table:table-row table:style-name="ro1">
          <table:table-cell office:value-type="string" calcext:value-type="string">
            <text:p>ModdersResource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2904095" calcext:value-type="float">
            <text:p>2.904095E-009</text:p>
          </table:table-cell>
          <table:table-cell office:value-type="float" office:value="0.999957" calcext:value-type="float">
            <text:p>0.999957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1921734" calcext:value-type="float">
            <text:p>1.921734E-009</text:p>
          </table:table-cell>
          <table:table-cell office:value-type="float" office:value="0.999965" calcext:value-type="float">
            <text:p>0.999965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1201158" calcext:value-type="float">
            <text:p>1.201158E-009</text:p>
          </table:table-cell>
          <table:table-cell office:value-type="float" office:value="0.9999723" calcext:value-type="float">
            <text:p>0.9999723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1168409" calcext:value-type="float">
            <text:p>1.168409E-009</text:p>
          </table:table-cell>
          <table:table-cell office:value-type="float" office:value="0.9999727" calcext:value-type="float">
            <text:p>0.9999727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8651284" calcext:value-type="float">
            <text:p>8.651284E-010</text:p>
          </table:table-cell>
          <table:table-cell office:value-type="float" office:value="0.9999765" calcext:value-type="float">
            <text:p>0.9999765</text:p>
          </table:table-cell>
        </table:table-row>
        <table:table-row table:style-name="ro1">
          <table:table-cell office:value-type="string" calcext:value-type="string">
            <text:p>Anime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8606875" calcext:value-type="float">
            <text:p>8.606875E-010</text:p>
          </table:table-cell>
          <table:table-cell office:value-type="float" office:value="0.9999766" calcext:value-type="float">
            <text:p>0.9999766</text:p>
          </table:table-cell>
        </table:table-row>
        <table:table-row table:style-name="ro1">
          <table:table-cell office:value-type="string" calcext:value-type="string">
            <text:p>HumorJokeorJustforFu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75282" calcext:value-type="float">
            <text:p>7.5282E-010</text:p>
          </table:table-cell>
          <table:table-cell office:value-type="float" office:value="0.9999781" calcext:value-type="float">
            <text:p>0.9999781</text:p>
          </table:table-cell>
        </table:table-row>
        <table:table-row table:style-name="ro1">
          <table:table-cell office:value-type="string" calcext:value-type="string">
            <text:p>Nudity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4461214" calcext:value-type="float">
            <text:p>4.461214E-010</text:p>
          </table:table-cell>
          <table:table-cell office:value-type="float" office:value="0.9999831" calcext:value-type="float">
            <text:p>0.9999831</text:p>
          </table:table-cell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4116814" calcext:value-type="float">
            <text:p>4.116814E-010</text:p>
          </table:table-cell>
          <table:table-cell office:value-type="float" office:value="0.9999838" calcext:value-type="float">
            <text:p>0.999983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3643805" calcext:value-type="float">
            <text:p>3.643805E-010</text:p>
          </table:table-cell>
          <table:table-cell office:value-type="float" office:value="0.9999848" calcext:value-type="float">
            <text:p>0.9999848</text:p>
          </table:table-cell>
        </table:table-row>
        <table:table-row table:style-name="ro1">
          <table:table-cell office:value-type="string" calcext:value-type="string">
            <text:p>SexySkimpy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3099814" calcext:value-type="float">
            <text:p>3.099814E-010</text:p>
          </table:table-cell>
          <table:table-cell office:value-type="float" office:value="0.999986" calcext:value-type="float">
            <text:p>0.999986</text:p>
          </table:table-cell>
        </table:table-row>
        <table:table-row table:style-name="ro1">
          <table:table-cell office:value-type="string" calcext:value-type="string">
            <text:p>TutorialsforModders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2429701" calcext:value-type="float">
            <text:p>2.429701E-010</text:p>
          </table:table-cell>
          <table:table-cell office:value-type="float" office:value="0.9999876" calcext:value-type="float">
            <text:p>0.9999876</text:p>
          </table:table-cell>
        </table:table-row>
        <table:table-row table:style-name="ro1">
          <table:table-cell office:value-type="string" calcext:value-type="string">
            <text:p>Audio_SoundFX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2055813" calcext:value-type="float">
            <text:p>2.055813E-010</text:p>
          </table:table-cell>
          <table:table-cell office:value-type="float" office:value="0.9999886" calcext:value-type="float">
            <text:p>0.9999886</text:p>
          </table:table-cell>
        </table:table-row>
        <table:table-row table:style-name="ro1">
          <table:table-cell office:value-type="string" calcext:value-type="string">
            <text:p>PerformanceOptimizatio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1807479" calcext:value-type="float">
            <text:p>1.807479E-010</text:p>
          </table:table-cell>
          <table:table-cell office:value-type="float" office:value="0.9999893" calcext:value-type="float">
            <text:p>0.9999893</text:p>
          </table:table-cell>
        </table:table-row>
        <table:table-row table:style-name="ro1">
          <table:table-cell office:value-type="string" calcext:value-type="string">
            <text:p>Environment_Weather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1408438" calcext:value-type="float">
            <text:p>1.408438E-010</text:p>
          </table:table-cell>
          <table:table-cell office:value-type="float" office:value="0.9999905" calcext:value-type="float">
            <text:p>0.9999905</text:p>
          </table:table-cell>
        </table:table-row>
        <table:table-row table:style-name="ro1">
          <table:table-cell office:value-type="string" calcext:value-type="string">
            <text:p>Unrealistic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1012452" calcext:value-type="float">
            <text:p>1.012452E-010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06790657" calcext:value-type="float">
            <text:p>6.790657E-011</text:p>
          </table:table-cell>
          <table:table-cell office:value-type="float" office:value="0.9999934" calcext:value-type="float">
            <text:p>0.9999934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06478018" calcext:value-type="float">
            <text:p>6.478018E-011</text:p>
          </table:table-cell>
          <table:table-cell office:value-type="float" office:value="0.9999936" calcext:value-type="float">
            <text:p>0.9999936</text:p>
          </table:table-cell>
        </table:table-row>
        <table:table-row table:style-name="ro1">
          <table:table-cell office:value-type="string" calcext:value-type="string">
            <text:p>Audio_Voices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.00000000001110578" calcext:value-type="float">
            <text:p>1.110578E-011</text:p>
          </table:table-cell>
          <table:table-cell office:value-type="float" office:value="0.9999973" calcext:value-type="float">
            <text:p>0.9999973</text:p>
          </table:table-cell>
        </table:table-row>
        <table:table-row table:style-name="ro1">
          <table:table-cell office:value-type="string" calcext:value-type="string">
            <text:p>Environment_Other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edEvents</text:p>
          </table:table-cell>
          <table:table-cell office:value-type="float" office:value="1" calcext:value-type="float">
            <text:p>1</text:p>
          </table:table-cell>
          <table:table-cell office:value-type="float" office:value="52.05267" calcext:value-type="float">
            <text:p>52.05267</text:p>
          </table:table-cell>
          <table:table-cell office:value-type="float" office:value="126.0527" calcext:value-type="float">
            <text:p>126.0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" office:value-type="string" calcext:value-type="string" table:number-columns-spanned="2" table:number-rows-spanned="1">
            <text:p>Skyrim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Oblivio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orrowind</text:p>
          </table:table-cell>
          <table:covered-table-cell table:style-name="ce4"/>
        </table:table-row>
        <table:table-row table:style-name="ro2">
          <table:table-cell table:style-name="ce4" office:value-type="string" calcext:value-type="string">
            <text:p>Top 1%</text:p>
          </table:table-cell>
          <table:table-cell table:style-name="ce4" office:value-type="string" calcext:value-type="string">
            <text:p>Top 10%</text:p>
          </table:table-cell>
          <table:table-cell table:style-name="ce4" office:value-type="string" calcext:value-type="string">
            <text:p>Top 1%</text:p>
          </table:table-cell>
          <table:table-cell table:style-name="ce4" office:value-type="string" calcext:value-type="string">
            <text:p>Top 10%</text:p>
          </table:table-cell>
          <table:table-cell table:style-name="ce4" office:value-type="string" calcext:value-type="string">
            <text:p>Top 1%</text:p>
          </table:table-cell>
          <table:table-cell table:style-name="ce4" office:value-type="string" calcext:value-type="string">
            <text:p>Top 10%</text:p>
          </table:table-cell>
        </table:table-row>
        <table:table-row table:style-name="ro2">
          <table:table-cell office:value-type="string" calcext:value-type="string">
            <text:p>Lore Friendly (+)</text:p>
          </table:table-cell>
          <table:table-cell office:value-type="string" calcext:value-type="string">
            <text:p>None (-)</text:p>
          </table:table-cell>
          <table:table-cell table:style-name="ce5" office:value-type="string" calcext:value-type="string">
            <text:p>Performance Optimization (+)</text:p>
          </table:table-cell>
          <table:table-cell table:style-name="ce5" office:value-type="string" calcext:value-type="string">
            <text:p>ECHGEC Bodybase (+)</text:p>
          </table:table-cell>
          <table:table-cell table:style-name="ce5" office:value-type="string" calcext:value-type="string">
            <text:p>Clothing Female (+)</text:p>
          </table:table-cell>
          <table:table-cell table:style-name="ce5" office:value-type="string" calcext:value-type="string">
            <text:p>NPC Vendors <text:s/>(+)</text:p>
          </table:table-cell>
        </table:table-row>
        <table:table-row table:style-name="ro2">
          <table:table-cell office:value-type="string" calcext:value-type="string">
            <text:p>None (-)</text:p>
          </table:table-cell>
          <table:table-cell office:value-type="string" calcext:value-type="string">
            <text:p>Lore Friendly (+)</text:p>
          </table:table-cell>
          <table:table-cell table:style-name="ce5" office:value-type="string" calcext:value-type="string">
            <text:p>Replacer (+)</text:p>
          </table:table-cell>
          <table:table-cell table:style-name="ce5" office:value-type="string" calcext:value-type="string">
            <text:p>Nudity (+)</text:p>
          </table:table-cell>
          <table:table-cell table:style-name="ce5" office:value-type="string" calcext:value-type="string">
            <text:p>None (+)</text:p>
          </table:table-cell>
          <table:table-cell table:style-name="ce5" office:value-type="string" calcext:value-type="string">
            <text:p>Related to vampires <text:s/>(-)</text:p>
          </table:table-cell>
        </table:table-row>
        <table:table-row table:style-name="ro2">
          <table:table-cell office:value-type="string" calcext:value-type="string">
            <text:p>Chargen (+)</text:p>
          </table:table-cell>
          <table:table-cell office:value-type="string" calcext:value-type="string">
            <text:p>New models (+)</text:p>
          </table:table-cell>
          <table:table-cell table:number-columns-repeated="2" table:style-name="ce5" office:value-type="string" calcext:value-type="string">
            <text:p>Lore Friendly (+)</text:p>
          </table:table-cell>
          <table:table-cell table:style-name="ce5" office:value-type="string" calcext:value-type="string">
            <text:p>Saved games (+)</text:p>
          </table:table-cell>
          <table:table-cell table:style-name="ce5" office:value-type="string" calcext:value-type="string">
            <text:p>Hair <text:s/>(-)</text:p>
          </table:table-cell>
        </table:table-row>
        <table:table-row table:style-name="ro2">
          <table:table-cell office:value-type="string" calcext:value-type="string">
            <text:p>ENB Preset (+)</text:p>
          </table:table-cell>
          <table:table-cell office:value-type="string" calcext:value-type="string">
            <text:p>New textures (+)</text:p>
          </table:table-cell>
          <table:table-cell table:style-name="ce5" office:value-type="string" calcext:value-type="string">
            <text:p>Compilation (+)</text:p>
          </table:table-cell>
          <table:table-cell table:style-name="ce5" office:value-type="string" calcext:value-type="string">
            <text:p>New textures (+)</text:p>
          </table:table-cell>
          <table:table-cell table:style-name="ce5" office:value-type="string" calcext:value-type="string">
            <text:p>For female characters (-)</text:p>
          </table:table-cell>
          <table:table-cell table:style-name="ce5" office:value-type="string" calcext:value-type="string">
            <text:p>Items_Furniture <text:s/>(-)</text:p>
          </table:table-cell>
        </table:table-row>
        <table:table-row table:style-name="ro2">
          <table:table-cell office:value-type="string" calcext:value-type="string">
            <text:p>Performance Optimization (+)</text:p>
          </table:table-cell>
          <table:table-cell office:value-type="string" calcext:value-type="string">
            <text:p>Sexy/Skimpy (+)</text:p>
          </table:table-cell>
          <table:table-cell table:number-columns-repeated="2" table:style-name="ce5" office:value-type="string" calcext:value-type="string">
            <text:p>Gameplay Effects Changes (+)</text:p>
          </table:table-cell>
          <table:table-cell table:style-name="ce5" office:value-type="string" calcext:value-type="string">
            <text:p>New textures (-)</text:p>
          </table:table-cell>
          <table:table-cell table:style-name="ce5" office:value-type="string" calcext:value-type="string">
            <text:p>Clothing_Female <text:s/>(+)</text:p>
          </table:table-cell>
        </table:table-row>
        <table:table-row table:style-name="ro2">
          <table:table-cell office:value-type="string" calcext:value-type="string">
            <text:p>Gameplay Effects Changes (+)</text:p>
          </table:table-cell>
          <table:table-cell office:value-type="string" calcext:value-type="string">
            <text:p>Animation Modified (+)</text:p>
          </table:table-cell>
          <table:table-cell table:style-name="ce5" office:value-type="string" calcext:value-type="string">
            <text:p>Unbalanced (-)</text:p>
          </table:table-cell>
          <table:table-cell table:style-name="ce5" office:value-type="string" calcext:value-type="string">
            <text:p>Animation New (+)</text:p>
          </table:table-cell>
          <table:table-cell table:style-name="ce5" office:value-type="string" calcext:value-type="string">
            <text:p>Magic_Enchantments (+)</text:p>
          </table:table-cell>
          <table:table-cell table:style-name="ce5" office:value-type="string" calcext:value-type="string">
            <text:p>Audio_Voices <text:s/>(-)</text:p>
          </table:table-cell>
        </table:table-row>
        <table:table-row table:style-name="ro2">
          <table:table-cell office:value-type="string" calcext:value-type="string">
            <text:p>Replacer (+)</text:p>
          </table:table-cell>
          <table:table-cell office:value-type="string" calcext:value-type="string">
            <text:p>Official (-)</text:p>
          </table:table-cell>
          <table:table-cell table:style-name="ce5" office:value-type="string" calcext:value-type="string">
            <text:p>ECHGEC Bodybase (+)</text:p>
          </table:table-cell>
          <table:table-cell table:style-name="ce5" office:value-type="string" calcext:value-type="string">
            <text:p>Sexy/Skimpy (+)</text:p>
          </table:table-cell>
          <table:table-cell table:style-name="ce5" office:value-type="string" calcext:value-type="string">
            <text:p>Plants/Foliage (+)</text:p>
          </table:table-cell>
          <table:table-cell table:style-name="ce5" office:value-type="string" calcext:value-type="string">
            <text:p>Locations_Caverns <text:s/>(+)</text:p>
          </table:table-cell>
        </table:table-row>
        <table:table-row table:style-name="ro2">
          <table:table-cell office:value-type="string" calcext:value-type="string">
            <text:p>Official (-)</text:p>
          </table:table-cell>
          <table:table-cell office:value-type="string" calcext:value-type="string">
            <text:p>Anime (+)</text:p>
          </table:table-cell>
          <table:table-cell table:style-name="ce5" office:value-type="string" calcext:value-type="string">
            <text:p>Video (-)</text:p>
          </table:table-cell>
          <table:table-cell table:style-name="ce5" office:value-type="string" calcext:value-type="string">
            <text:p>Environment:Other (+)</text:p>
          </table:table-cell>
          <table:table-cell table:style-name="ce5" office:value-type="string" calcext:value-type="string">
            <text:p>Lore_Friendly (+)</text:p>
          </table:table-cell>
          <table:table-cell table:style-name="ce5" office:value-type="string" calcext:value-type="string">
            <text:p>Leveled Lists <text:s/>(-)</text:p>
          </table:table-cell>
        </table:table-row>
        <table:table-row table:style-name="ro2">
          <table:table-cell office:value-type="string" calcext:value-type="string">
            <text:p>Animation Modified (+)</text:p>
          </table:table-cell>
          <table:table-cell office:value-type="string" calcext:value-type="string">
            <text:p>Gameplay Effects Changes (+)</text:p>
          </table:table-cell>
          <table:table-cell table:style-name="ce5" office:value-type="string" calcext:value-type="string">
            <text:p>Animation Modified (+)</text:p>
          </table:table-cell>
          <table:table-cell table:style-name="ce5" office:value-type="string" calcext:value-type="string">
            <text:p>Poses (+)</text:p>
          </table:table-cell>
          <table:table-cell table:style-name="ce5" office:value-type="string" calcext:value-type="string">
            <text:p>Modders' Resource (+)</text:p>
          </table:table-cell>
          <table:table-cell table:style-name="ce5" office:value-type="string" calcext:value-type="string">
            <text:p>Plants/Foliage <text:s/>(+)</text:p>
          </table:table-cell>
        </table:table-row>
        <table:table-row table:style-name="ro1">
          <table:table-cell office:value-type="string" calcext:value-type="string">
            <text:p>Birthsigns (-)</text:p>
          </table:table-cell>
          <table:table-cell office:value-type="string" calcext:value-type="string">
            <text:p>Environment:Other (+)</text:p>
          </table:table-cell>
          <table:table-cell table:style-name="ce5" office:value-type="string" calcext:value-type="string">
            <text:p>Nudity (+)</text:p>
          </table:table-cell>
          <table:table-cell table:style-name="ce5" office:value-type="string" calcext:value-type="string">
            <text:p>Hair (+)</text:p>
          </table:table-cell>
          <table:table-cell table:style-name="ce5" office:value-type="string" calcext:value-type="string">
            <text:p>Translation (-)</text:p>
          </table:table-cell>
          <table:table-cell table:style-name="ce6" office:value-type="string" calcext:value-type="string">
            <text:p>Non Playable Resource (+)</text:p>
          </table:table-cell>
        </table:table-row>
        <table:table-row table:style-name="ro3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2" table:number-rows-spanned="1">
            <text:p>DA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A2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AI</text:p>
          </table:table-cell>
          <table:covered-table-cell table:style-name="ce4"/>
        </table:table-row>
        <table:table-row table:style-name="ro2">
          <table:table-cell table:style-name="ce4" office:value-type="string" calcext:value-type="string">
            <text:p>Top 1%</text:p>
          </table:table-cell>
          <table:table-cell table:style-name="ce4" office:value-type="string" calcext:value-type="string">
            <text:p>Top 10%</text:p>
          </table:table-cell>
          <table:table-cell table:style-name="ce4" office:value-type="string" calcext:value-type="string">
            <text:p>Top 1%</text:p>
          </table:table-cell>
          <table:table-cell table:style-name="ce4" office:value-type="string" calcext:value-type="string">
            <text:p>Top 10%</text:p>
          </table:table-cell>
          <table:table-cell table:style-name="ce4" office:value-type="string" calcext:value-type="string">
            <text:p>Top 1%</text:p>
          </table:table-cell>
          <table:table-cell table:style-name="ce4" office:value-type="string" calcext:value-type="string">
            <text:p>Top 10%</text:p>
          </table:table-cell>
        </table:table-row>
        <table:table-row table:style-name="ro4">
          <table:table-cell table:number-columns-repeated="3" table:style-name="ce6" office:value-type="string" calcext:value-type="string">
            <text:p>New textures (+)</text:p>
          </table:table-cell>
          <table:table-cell table:style-name="ce6" office:value-type="string" calcext:value-type="string">
            <text:p>Gameplay Effects Changes (+)</text:p>
          </table:table-cell>
          <table:table-cell table:style-name="ce6" office:value-type="string" calcext:value-type="string">
            <text:p>Utilities for Players(-)</text:p>
          </table:table-cell>
          <table:table-cell table:style-name="ce6" office:value-type="string" calcext:value-type="string">
            <text:p>Saved games (-)</text:p>
          </table:table-cell>
        </table:table-row>
        <table:table-row table:style-name="ro1">
          <table:table-cell table:style-name="ce6" office:value-type="string" calcext:value-type="string">
            <text:p>Single player Campaign (+)</text:p>
          </table:table-cell>
          <table:table-cell table:style-name="ce6" office:value-type="string" calcext:value-type="string">
            <text:p>Saved games (-)</text:p>
          </table:table-cell>
          <table:table-cell table:style-name="ce6" office:value-type="string" calcext:value-type="string">
            <text:p>Utilities for Players (+)</text:p>
          </table:table-cell>
          <table:table-cell table:style-name="ce6" office:value-type="string" calcext:value-type="string">
            <text:p>New models (+)</text:p>
          </table:table-cell>
          <table:table-cell table:style-name="ce6" office:value-type="string" calcext:value-type="string">
            <text:p>Saved games (-)</text:p>
          </table:table-cell>
          <table:table-cell table:style-name="ce6" office:value-type="string" calcext:value-type="string">
            <text:p>Face models (-)</text:p>
          </table:table-cell>
        </table:table-row>
        <table:table-row table:style-name="ro1">
          <table:table-cell table:number-columns-repeated="2" table:style-name="ce6" office:value-type="string" calcext:value-type="string">
            <text:p>Hair (+)</text:p>
          </table:table-cell>
          <table:table-cell table:style-name="ce6" office:value-type="string" calcext:value-type="string">
            <text:p>Quests (+)</text:p>
          </table:table-cell>
          <table:table-cell table:style-name="ce6" office:value-type="string" calcext:value-type="string">
            <text:p>Utilities for Players (+)</text:p>
          </table:table-cell>
          <table:table-cell table:style-name="ce6" office:value-type="string" calcext:value-type="string">
            <text:p>Gameplay Effects Changes (+)</text:p>
          </table:table-cell>
          <table:table-cell table:style-name="ce6" office:value-type="string" calcext:value-type="string">
            <text:p>New textures (-)</text:p>
          </table:table-cell>
        </table:table-row>
        <table:table-row table:style-name="ro1">
          <table:table-cell table:style-name="ce6" office:value-type="string" calcext:value-type="string">
            <text:p>Lore_Friendly (+)</text:p>
          </table:table-cell>
          <table:table-cell table:style-name="ce6" office:value-type="string" calcext:value-type="string">
            <text:p>Companion:Oghren (-)</text:p>
          </table:table-cell>
          <table:table-cell table:style-name="ce6" office:value-type="string" calcext:value-type="string">
            <text:p>Non Playable Resource (-)</text:p>
          </table:table-cell>
          <table:table-cell table:style-name="ce6" office:value-type="string" calcext:value-type="string">
            <text:p>Sexy/Skimpy (+)</text:p>
          </table:table-cell>
          <table:table-cell table:style-name="ce6" office:value-type="string" calcext:value-type="string">
            <text:p>Body models (+)</text:p>
          </table:table-cell>
          <table:table-cell table:style-name="ce6" office:value-type="string" calcext:value-type="string">
            <text:p>Unrealistic (+)</text:p>
          </table:table-cell>
        </table:table-row>
        <table:table-row table:style-name="ro1">
          <table:table-cell table:style-name="ce6" office:value-type="string" calcext:value-type="string">
            <text:p>Gameplay Effects Changes (+)</text:p>
          </table:table-cell>
          <table:table-cell table:style-name="ce6" office:value-type="string" calcext:value-type="string">
            <text:p>Single player Campaign <text:s/>(+)</text:p>
          </table:table-cell>
          <table:table-cell table:style-name="ce6" office:value-type="string" calcext:value-type="string">
            <text:p>None (-)</text:p>
          </table:table-cell>
          <table:table-cell table:style-name="ce6" office:value-type="string" calcext:value-type="string">
            <text:p>Quests (+)</text:p>
          </table:table-cell>
          <table:table-cell table:style-name="ce6" office:value-type="string" calcext:value-type="string">
            <text:p>None (+)</text:p>
          </table:table-cell>
          <table:table-cell table:style-name="ce6" office:value-type="string" calcext:value-type="string">
            <text:p>None (-)</text:p>
          </table:table-cell>
        </table:table-row>
        <table:table-row table:style-name="ro1">
          <table:table-cell table:style-name="ce6" office:value-type="string" calcext:value-type="string">
            <text:p>Clothing (-)</text:p>
          </table:table-cell>
          <table:table-cell table:style-name="ce6" office:value-type="string" calcext:value-type="string">
            <text:p>User Interface (+)</text:p>
          </table:table-cell>
          <table:table-cell table:style-name="ce6" office:value-type="string" calcext:value-type="string">
            <text:p>Face models (+)</text:p>
          </table:table-cell>
          <table:table-cell table:style-name="ce6" office:value-type="string" calcext:value-type="string">
            <text:p>New textures (+)</text:p>
          </table:table-cell>
          <table:table-cell table:style-name="ce6" office:value-type="string" calcext:value-type="string">
            <text:p>User Interface (+)</text:p>
          </table:table-cell>
          <table:table-cell table:style-name="ce6" office:value-type="string" calcext:value-type="string">
            <text:p>Body models (+)</text:p>
          </table:table-cell>
        </table:table-row>
        <table:table-row table:style-name="ro4">
          <table:table-cell table:style-name="ce6" office:value-type="string" calcext:value-type="string">
            <text:p>Utilities for Modders (+)</text:p>
          </table:table-cell>
          <table:table-cell table:style-name="ce6" office:value-type="string" calcext:value-type="string">
            <text:p>Companion_Dog (+)</text:p>
          </table:table-cell>
          <table:table-cell table:style-name="ce6" office:value-type="string" calcext:value-type="string">
            <text:p>Gameplay Effects Changes (+)</text:p>
          </table:table-cell>
          <table:table-cell table:number-columns-repeated="2" table:style-name="ce6" office:value-type="string" calcext:value-type="string">
            <text:p>Non Playable Resource (-)</text:p>
          </table:table-cell>
          <table:table-cell table:style-name="ce6" office:value-type="string" calcext:value-type="string">
            <text:p>Gameplay Effects Changes (+)</text:p>
          </table:table-cell>
        </table:table-row>
        <table:table-row table:style-name="ro1">
          <table:table-cell table:style-name="ce6" office:value-type="string" calcext:value-type="string">
            <text:p>User Interface (+)</text:p>
          </table:table-cell>
          <table:table-cell table:style-name="ce6" office:value-type="string" calcext:value-type="string">
            <text:p>Lore_Friendly (+)</text:p>
          </table:table-cell>
          <table:table-cell table:style-name="ce6" office:value-type="string" calcext:value-type="string">
            <text:p>Environment: Other (+)</text:p>
          </table:table-cell>
          <table:table-cell table:style-name="ce6" office:value-type="string" calcext:value-type="string">
            <text:p>None (-)</text:p>
          </table:table-cell>
          <table:table-cell table:style-name="ce6" office:value-type="string" calcext:value-type="string">
            <text:p>Face models (+)</text:p>
          </table:table-cell>
          <table:table-cell table:style-name="ce6" office:value-type="string" calcext:value-type="string">
            <text:p>Tutorials for Modders (-)</text:p>
          </table:table-cell>
        </table:table-row>
        <table:table-row table:style-name="ro1">
          <table:table-cell table:style-name="ce6" office:value-type="string" calcext:value-type="string">
            <text:p>Cheating (+)</text:p>
          </table:table-cell>
          <table:table-cell table:style-name="ce6" office:value-type="string" calcext:value-type="string">
            <text:p>Utilities <text:s/>for Players (+)</text:p>
          </table:table-cell>
          <table:table-cell table:style-name="ce6" office:value-type="string" calcext:value-type="string">
            <text:p>Saved games (-)</text:p>
          </table:table-cell>
          <table:table-cell table:style-name="ce6" office:value-type="string" calcext:value-type="string">
            <text:p>Tutorials for Players (-)</text:p>
          </table:table-cell>
          <table:table-cell table:style-name="ce6" office:value-type="string" calcext:value-type="string">
            <text:p>New models (-)</text:p>
          </table:table-cell>
          <table:table-cell table:style-name="ce6" office:value-type="string" calcext:value-type="string">
            <text:p>Sexy/Skimpy (-)</text:p>
          </table:table-cell>
        </table:table-row>
        <table:table-row table:style-name="ro1">
          <table:table-cell table:style-name="ce6" office:value-type="string" calcext:value-type="string">
            <text:p>For female characters (+)</text:p>
          </table:table-cell>
          <table:table-cell table:style-name="ce6" office:value-type="string" calcext:value-type="string">
            <text:p>None (-)</text:p>
          </table:table-cell>
          <table:table-cell table:style-name="ce6" office:value-type="string" calcext:value-type="string">
            <text:p>Skills (-)</text:p>
          </table:table-cell>
          <table:table-cell table:style-name="ce6" office:value-type="string" calcext:value-type="string">
            <text:p>Scripted Events (-)</text:p>
          </table:table-cell>
          <table:table-cell table:style-name="ce6" office:value-type="string" calcext:value-type="string">
            <text:p>Official (-)</text:p>
          </table:table-cell>
          <table:table-cell table:style-name="ce6" office:value-type="string" calcext:value-type="string">
            <text:p>Utilities for Modders (+)</text:p>
          </table:table-cell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7"/>
          <table:table-cell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 table:number-rows-repeated="9">
          <table:table-cell table:style-name="ce7" table:number-columns-repeated="2"/>
          <table:table-cell table:number-columns-repeated="4"/>
        </table:table-row>
        <table:table-row table:style-name="ro2">
          <table:table-cell table:style-name="ce7" table:number-columns-repeated="2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07:49:42.225165242</meta:creation-date>
    <dc:date>2016-04-14T12:46:18.856238864</dc:date>
    <meta:editing-duration>PT3H54M35S</meta:editing-duration>
    <meta:editing-cycles>2</meta:editing-cycles>
    <meta:generator>LibreOffice/4.2.8.2$Linux_X86_64 LibreOffice_project/420m0$Build-2</meta:generator>
    <meta:document-statistic meta:table-count="2" meta:cell-count="370" meta:object-count="0"/>
  </office:meta>
</office:document-meta>
</file>